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A400000692917062C6AFA8C3B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24.068cm" draw:z-index="0"><draw:image xlink:href="Pictures/10000000000004A400000692917062C6AFA8C3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1:49:20.441000000</meta:creation-date>
    <dc:date>2023-10-20T11:52:50.376000000</dc:date>
    <meta:editing-duration>PT3M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